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(GWO) Grey Wolf Optimization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ristina Sánchez Justicia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é, dónde, cuán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Qué es </text:p>
              </text:list-item>
              <text:list-item>
                <text:p>Dónde se inventó </text:p>
              </text:list-item>
              <text:list-item>
                <text:p>Cuándo se inventó </text:p>
              </text:list-item>
              <text:list-item>
                <text:p>Quién lo inventó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miento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 qué se basa</text:p>
              </text:list-item>
              <text:list-item>
                <text:p>Idea general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ación matemática 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seudocódigo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erimentos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22T15:52:12.356554005</meta:creation-date>
    <meta:editing-duration>PT31M21S</meta:editing-duration>
    <meta:editing-cycles>3</meta:editing-cycles>
    <meta:generator>LibreOffice/6.1.5.2$Linux_X86_64 LibreOffice_project/10$Build-2</meta:generator>
    <dc:title>Alizarin</dc:title>
    <dc:date>2023-06-22T16:33:45.033045134</dc:date>
    <meta:document-statistic meta:object-count="61"/>
  </office:meta>
</office:document-meta>
</file>